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73F00000F9B00000F9B030B5E13E0AF8FB4.svg" manifest:media-type="image/svg+xml"/>
  <manifest:file-entry manifest:full-path="Pictures/100013A100000F9B00000F9B1A691BB54D3D0C9F.svg" manifest:media-type="image/svg+xml"/>
  <manifest:file-entry manifest:full-path="Pictures/1000127D00000F9B00000F9BACC3297F5992DD5D.svg" manifest:media-type="image/svg+xml"/>
  <manifest:file-entry manifest:full-path="Pictures/100002010000009700000097B07AFD9E10631322.png" manifest:media-type="image/png"/>
  <manifest:file-entry manifest:full-path="Pictures/100015A900000F9B00000F9B16E8B132FBBD9C7A.svg" manifest:media-type="image/svg+xml"/>
  <manifest:file-entry manifest:full-path="Pictures/100002010000009700000097D40A9381385901FE.png" manifest:media-type="image/png"/>
  <manifest:file-entry manifest:full-path="Pictures/1000117200000F9B00000F9BC5ECEBC3E8F47FC0.svg" manifest:media-type="image/svg+xml"/>
  <manifest:file-entry manifest:full-path="Pictures/100002010000009700000097CBDA697A8125B36D.png" manifest:media-type="image/png"/>
  <manifest:file-entry manifest:full-path="Pictures/100002010000009700000097A7E95BB03CC655E1.png" manifest:media-type="image/png"/>
  <manifest:file-entry manifest:full-path="Pictures/1000020100000097000000979F18F6DD319E0C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name="Ciseaux.svg" draw:style-name="gr1" draw:text-style-name="P1" draw:layer="layout" svg:width="3.994cm" svg:height="3.994cm" svg:x="7.206cm" svg:y="12.3cm">
          <draw:image xlink:href="Pictures/1000173F00000F9B00000F9B030B5E13E0AF8FB4.svg" xlink:type="simple" xlink:show="embed" xlink:actuate="onLoad">
            <text:p/>
          </draw:image>
          <draw:image xlink:href="Pictures/100002010000009700000097B07AFD9E10631322.png" xlink:type="simple" xlink:show="embed" xlink:actuate="onLoad"/>
          <svg:title>Ciseaux</svg:title>
        </draw:frame>
        <draw:frame draw:name="Pierre.svg" draw:style-name="gr1" draw:text-style-name="P1" draw:layer="layout" svg:width="3.994cm" svg:height="3.994cm" svg:x="13.9cm" svg:y="4.906cm">
          <draw:image xlink:href="Pictures/100015A900000F9B00000F9B16E8B132FBBD9C7A.svg" xlink:type="simple" xlink:show="embed" xlink:actuate="onLoad">
            <text:p/>
          </draw:image>
          <draw:image xlink:href="Pictures/100002010000009700000097D40A9381385901FE.png" xlink:type="simple" xlink:show="embed" xlink:actuate="onLoad"/>
          <svg:title>Pierre</svg:title>
        </draw:frame>
        <draw:frame draw:name="Feuille.svg" draw:style-name="gr1" draw:text-style-name="P1" draw:layer="layout" svg:width="3.994cm" svg:height="3.994cm" svg:x="14.506cm" svg:y="10.106cm">
          <draw:image xlink:href="Pictures/1000117200000F9B00000F9BC5ECEBC3E8F47FC0.svg" xlink:type="simple" xlink:show="embed" xlink:actuate="onLoad">
            <text:p/>
          </draw:image>
          <draw:image xlink:href="Pictures/100002010000009700000097CBDA697A8125B36D.png" xlink:type="simple" xlink:show="embed" xlink:actuate="onLoad"/>
          <svg:title>Papier</svg:title>
        </draw:frame>
        <draw:frame draw:name="Lezard.svg" draw:style-name="gr1" draw:text-style-name="P1" draw:layer="layout" svg:width="3.994cm" svg:height="3.994cm" svg:x="3.812cm" svg:y="6.706cm">
          <draw:image xlink:href="Pictures/1000127D00000F9B00000F9BACC3297F5992DD5D.svg" xlink:type="simple" xlink:show="embed" xlink:actuate="onLoad">
            <text:p/>
          </draw:image>
          <draw:image xlink:href="Pictures/100002010000009700000097A7E95BB03CC655E1.png" xlink:type="simple" xlink:show="embed" xlink:actuate="onLoad"/>
          <svg:title>Lezard</svg:title>
        </draw:frame>
        <draw:frame draw:name="Spock.svg" draw:style-name="gr1" draw:text-style-name="P1" draw:layer="layout" svg:width="3.994cm" svg:height="3.994cm" svg:x="8.806cm" svg:y="1.506cm">
          <draw:image xlink:href="Pictures/100013A100000F9B00000F9B1A691BB54D3D0C9F.svg" xlink:type="simple" xlink:show="embed" xlink:actuate="onLoad">
            <text:p/>
          </draw:image>
          <draw:image xlink:href="Pictures/1000020100000097000000979F18F6DD319E0C5A.png" xlink:type="simple" xlink:show="embed" xlink:actuate="onLoad"/>
          <svg:title>Spock</svg:title>
        </draw:frame>
        <draw:line draw:style-name="gr2" draw:text-style-name="P2" draw:layer="layout" svg:x1="12.5cm" svg:y1="4.5cm" svg:x2="14.5cm" svg:y2="6cm">
          <text:p/>
        </draw:line>
        <draw:line draw:style-name="gr2" draw:text-style-name="P2" draw:layer="layout" svg:x1="10.1cm" svg:y1="5.2cm" svg:x2="9cm" svg:y2="12.7cm">
          <text:p/>
        </draw:line>
        <draw:line draw:style-name="gr2" draw:text-style-name="P2" draw:layer="layout" svg:x1="14.8cm" svg:y1="11cm" svg:x2="11.3cm" svg:y2="5.4cm">
          <text:p/>
        </draw:line>
        <draw:line draw:style-name="gr2" draw:text-style-name="P2" draw:layer="layout" svg:x1="16.2cm" svg:y1="10.5cm" svg:x2="16.2cm" svg:y2="8.7cm">
          <text:p/>
        </draw:line>
        <draw:line draw:style-name="gr2" draw:text-style-name="P2" draw:layer="layout" svg:x1="11.2cm" svg:y1="14.5cm" svg:x2="15cm" svg:y2="13.3cm">
          <text:p/>
        </draw:line>
        <draw:line draw:style-name="gr2" draw:text-style-name="P2" draw:layer="layout" svg:x1="7.8cm" svg:y1="13.5cm" svg:x2="5.8cm" svg:y2="10.5cm">
          <text:p/>
        </draw:line>
        <draw:line draw:style-name="gr2" draw:text-style-name="P2" draw:layer="layout" svg:x1="5.9cm" svg:y1="6.7cm" svg:x2="9.1cm" svg:y2="4cm">
          <text:p/>
        </draw:line>
        <draw:line draw:style-name="gr2" draw:text-style-name="P2" draw:layer="layout" svg:x1="7.8cm" svg:y1="8.7cm" svg:x2="14.9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4:29:08.116000000</meta:creation-date>
    <dc:date>2020-06-29T14:50:26.428000000</dc:date>
    <meta:editing-duration>PT14S</meta:editing-duration>
    <meta:editing-cycles>1</meta:editing-cycles>
    <meta:document-statistic meta:object-count="13"/>
    <meta:generator>LibreOffice/5.4.4.2$Windows_X86_64 LibreOffice_project/2524958677847fb3bb44820e40380acbe820f960</meta:generator>
  </office:meta>
</office:document-meta>
</file>